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2.748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1783in" fo:break-before="page" style:use-optimal-row-height="true"/>
    </style:style>
    <style:style style:name="ro7" style:family="table-row">
      <style:table-row-properties style:row-height="0.3839in" fo:break-before="auto" style:use-optimal-row-height="false"/>
    </style:style>
    <style:style style:name="ro8" style:family="table-row">
      <style:table-row-properties style:row-height="0.3307in" fo:break-before="auto" style:use-optimal-row-height="false"/>
    </style:style>
    <style:style style:name="ro9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35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ff" style:text-align-source="fix" style:repeat-content="false" fo:border="0.0008in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44" style:family="table-cell" style:parent-style-name="Default">
      <style:table-cell-properties fo:background-color="#ff00ff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16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4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14"/>
          <table:covered-table-cell table:number-columns-repeated="4" table:style-name="ce22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22" office:value-type="string">
            <text:p>0-FF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41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7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22" office:value-type="string">
            <text:p>Byte: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30" office:value-type="float" office:value="0">
            <text:p>0</text:p>
          </table:table-cell>
          <table:table-cell table:style-name="ce30" table:formula="of:=DEC2HEX([.F6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table:formula="of:=DEC2HEX([.F7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table:formula="of:=DEC2HEX([.F8])" office:value-type="string" office:string-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table:formula="of:=DEC2HEX([.F9])" office:value-type="string" office:string-value="3">
            <text:p>3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4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0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])" office:value-type="string" office:string-value="5">
            <text:p>5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2])" office:value-type="string" office:string-value="6">
            <text:p>6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3])" office:value-type="string" office:string-value="7">
            <text:p>7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Max Run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4])" office:value-type="string" office:string-value="8">
            <text:p>8</text:p>
          </table:table-cell>
          <table:table-cell table:style-name="ce31" office:value-type="string">
            <text:p>1-15</text:p>
          </table:table-cell>
          <table:table-cell table:style-name="ce30" office:value-type="string" table:number-columns-spanned="10" table:number-rows-spanned="1">
            <text:p>String (1-10 Characters, Null-terminated, Null padded)</text:p>
          </table:table-cell>
          <table:covered-table-cell table:number-columns-repeated="9" table:style-name="ce22"/>
          <table:table-cell table:style-name="ce22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5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6])" office:value-type="string" office:string-value="A">
            <text:p>A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0,1,2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17])" office:value-type="string" office:string-value="B">
            <text:p>B</text:p>
          </table:table-cell>
          <table:table-cell table:style-name="ce38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18])" office:value-type="string" office:string-value="C">
            <text:p>C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Enabl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3">
            <text:p>13</text:p>
          </table:table-cell>
          <table:table-cell table:style-name="ce30" table:formula="of:=DEC2HEX([.F20])" office:value-type="string" office:string-value="D">
            <text:p>D</text:p>
          </table:table-cell>
          <table:table-cell table:style-name="ce30" office:value-type="float" office:value="2">
            <text:p>2</text:p>
          </table:table-cell>
          <table:table-cell table:style-name="ce30" office:value-type="string">
            <text:p>Ring or Tip (0 or 1)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4">
            <text:p>14</text:p>
          </table:table-cell>
          <table:table-cell table:style-name="ce30" table:formula="of:=DEC2HEX([.F21])" office:value-type="string" office:string-value="E">
            <text:p>E</text:p>
          </table:table-cell>
          <table:table-cell table:style-name="ce38" office:value-type="float" office:value="2">
            <text:p>2</text:p>
          </table:table-cell>
          <table:table-cell table:style-name="ce30" office:value-type="string">
            <text:p>Ring or Tip (0 or 1)</text:p>
          </table:table-cell>
          <table:table-cell table:style-name="ce30" office:value-type="string">
            <text:p>Mode (0-255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anual Move Fla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22])" office:value-type="string" office:string-value="F">
            <text:p>F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23])" office:value-type="string" office:string-value="10">
            <text:p>10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(int)</text:p>
          </table:table-cell>
          <table:covered-table-cell table:style-name="ce30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24])" office:value-type="string" office:string-value="11">
            <text:p>11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(int)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25])" office:value-type="string" office:string-value="12">
            <text:p>12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(int)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26])" office:value-type="string" office:string-value="13">
            <text:p>13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(int)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27])" office:value-type="string" office:string-value="14">
            <text:p>14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HIGH/LOW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28])" office:value-type="string" office:string-value="15">
            <text:p>15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Max Run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4">
          <table:table-cell table:style-name="ce7" office:value-type="string" table:number-columns-spanned="1" table:number-rows-spanned="2">
            <text:p>Planned Travel Commands</text:p>
          </table:table-cell>
          <table:table-cell table:style-name="ce14" office:value-type="string">
            <text:p>True = continuous mode, False = SMS (shoot-move-shoot) mode </text:p>
          </table:table-cell>
          <table:table-cell table:style-name="ce2" office:value-type="string" table:number-columns-spanned="2" table:number-rows-spanned="1">
            <text:p>Enable/Disable Continuous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29])" office:value-type="string" office:string-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8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3">
            <text:p>23</text:p>
          </table:table-cell>
          <table:table-cell table:style-name="ce30" table:formula="of:=DEC2HEX([.F30])" office:value-type="string" office:string-value="17">
            <text:p>17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art Time Delay (second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/>
          <table:table-cell table:style-name="ce14"/>
          <table:table-cell table:style-name="ce2" table:number-columns-spanned="2" table:number-rows-spanned="1"/>
          <table:covered-table-cell table:style-name="ce2"/>
          <table:table-cell table:style-name="ce32" table:number-columns-repeated="3"/>
          <table:table-cell table:style-name="ce39"/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3" office:value-type="float" office:value="0">
            <text:p>0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34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Byte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2" table:number-rows-spanned="1">
            <text:p>Run Status</text:p>
          </table:table-cell>
          <table:covered-table-cell table:style-name="ce24"/>
          <table:table-cell table:style-name="ce30" office:value-type="float" office:value="0">
            <text:p>0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35])" office:value-type="string" office:string-value="65">
            <text:p>65</text:p>
          </table:table-cell>
          <table:table-cell table:style-name="ce38" office:value-type="float" office:value="0">
            <text:p>0</text:p>
          </table:table-cell>
          <table:table-cell table:style-name="ce42" office:value-type="string">
            <text:p>Byte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2" table:number-rows-spanned="1">
            <text:p>Run Time</text:p>
          </table:table-cell>
          <table:covered-table-cell table:style-name="ce24" office:value-type="string">
            <text:p>-Run Status</text:p>
          </table:covered-table-cell>
          <table:table-cell table:style-name="ce30" office:value-type="float" office:value="0">
            <text:p>0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36])" office:value-type="string" office:string-value="66">
            <text:p>66</text:p>
          </table:table-cell>
          <table:table-cell table:style-name="ce38" office:value-type="float" office:value="0">
            <text:p>0</text:p>
          </table:table-cell>
          <table:table-cell table:style-name="ce42" office:value-type="string" table:number-columns-spanned="4" table:number-rows-spanned="1">
            <text:p>Ulong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37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Byte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38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Byte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39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10" table:number-rows-spanned="1">
            <text:p>String (1-15 Characters, Null-terminated, Null padded)</text:p>
          </table:table-cell>
          <table:covered-table-cell table:number-columns-repeated="9" table:style-name="ce22"/>
          <table:table-cell table:style-name="ce22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40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Steps/Second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41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Voltage (float) (V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8">
            <text:p>108</text:p>
          </table:table-cell>
          <table:table-cell table:style-name="ce30" table:formula="of:=DEC2HEX([.F42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Current (amps) (Fixed point – must divide by 100 on master side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ontinuous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9">
            <text:p>109</text:p>
          </table:table-cell>
          <table:table-cell table:style-name="ce30" table:formula="of:=DEC2HEX([.F43])" office:value-type="string" office:string-value="6D">
            <text:p>6D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Enable Statu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0">
            <text:p>110</text:p>
          </table:table-cell>
          <table:table-cell table:style-name="ce30" office:value-type="string">
            <text:p>6E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, True/False (1,0)</text:p>
          </table:table-cell>
          <table:table-cell table:style-name="ce42" office:value-type="string">
            <text:p>Tip, True/False (1,0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 Sett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1">
            <text:p>111</text:p>
          </table:table-cell>
          <table:table-cell table:style-name="ce30" office:value-type="string">
            <text:p>6F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 Mode (0-255)</text:p>
          </table:table-cell>
          <table:table-cell table:style-name="ce42" office:value-type="string">
            <text:p>Tip Mode (0-255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2">
            <text:p>112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, High/Low (1,0)</text:p>
          </table:table-cell>
          <table:table-cell table:style-name="ce42" office:value-type="string">
            <text:p>Tip, High/Low(1,0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3">
            <text:p>113</text:p>
          </table:table-cell>
          <table:table-cell table:style-name="ce30" table:formula="of:=DEC2HEX([.F47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(int)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4">
            <text:p>114</text:p>
          </table:table-cell>
          <table:table-cell table:style-name="ce30" table:formula="of:=DEC2HEX([.F48])" office:value-type="string" office:string-value="72">
            <text:p>72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(int)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5">
            <text:p>115</text:p>
          </table:table-cell>
          <table:table-cell table:style-name="ce30" table:formula="of:=DEC2HEX([.F49])" office:value-type="string" office:string-value="73">
            <text:p>73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(int)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6">
            <text:p>116</text:p>
          </table:table-cell>
          <table:table-cell table:style-name="ce30" table:formula="of:=DEC2HEX([.F50])" office:value-type="string" office:string-value="74">
            <text:p>74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(int)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7">
            <text:p>117</text:p>
          </table:table-cell>
          <table:table-cell table:style-name="ce30" table:formula="of:=DEC2HEX([.F51])" office:value-type="string" office:string-value="75">
            <text:p>7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HIGH/LOW (1,0)</text:p>
          </table:table-cell>
          <table: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8">
            <text:p>118</text:p>
          </table:table-cell>
          <table:table-cell table:style-name="ce30" table:formula="of:=DEC2HEX([.F52])" office:value-type="string" office:string-value="76">
            <text:p>76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art Time Delay (second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lan Travel Cont./SM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9">
            <text:p>119</text:p>
          </table:table-cell>
          <table:table-cell table:style-name="ce30" table:formula="of:=DEC2HEX([.F53])" office:value-type="string" office:string-value="77">
            <text:p>7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Cont. or SMS (0, 1)</text:p>
          </table:table-cell>
          <table: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lan Travel Shots(SMS) / Travel Time (Cont.)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20">
            <text:p>120</text:p>
          </table:table-cell>
          <table:table-cell table:style-name="ce30" table:formula="of:=DEC2HEX([.F54])" office:value-type="string" office:string-value="78">
            <text:p>78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hots (SMS) or Total Travel Time (ms) (cont.) (unsigned long)</text:p>
          </table:table-cell>
          <table:covered-table-cell table:style-name="ce42"/>
          <table:covered-table-cell table:number-columns-repeated="2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lanned Travel SMS Shot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21">
            <text:p>121</text:p>
          </table:table-cell>
          <table:table-cell table:style-name="ce30" table:formula="of:=DEC2HEX([.F55])" office:value-type="string" office:string-value="79">
            <text:p>7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# of Shots (1-65535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0">
            <text:p>0</text:p>
          </table:table-cell>
          <table:table-cell table:style-name="ce30" table:formula="of:=DEC2HEX([.F59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">
            <text:p>1</text:p>
          </table:table-cell>
          <table:table-cell table:style-name="ce30" table:formula="of:=DEC2HEX([.F60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4">
          <table:table-cell table:style-name="ce7" office:value-type="string" table:number-columns-spanned="1" table:number-rows-spanned="9">
            <text:p>General Motor Commands</text:p>
          </table:table-cell>
          <table:table-cell table:style-name="ce14" office:value-type="string">
            <text:p>Cuts power to motor when not executing a move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">
            <text:p>2</text:p>
          </table:table-cell>
          <table:table-cell table:style-name="ce30" table:formula="of:=DEC2HEX([.F61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Must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3">
            <text:p>3</text:p>
          </table:table-cell>
          <table:table-cell table:style-name="ce30" table:formula="of:=DEC2HEX([.F62])" office:value-type="string" office:string-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4">
          <table:covered-table-cell table:style-name="ce6"/>
          <table:table-cell table:style-name="ce14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4">
            <text:p>4</text:p>
          </table:table-cell>
          <table:table-cell table:style-name="ce30" table:formula="of:=DEC2HEX([.F63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3">
          <table:covered-table-cell table:style-name="ce6"/>
          <table:table-cell table:style-name="ce14" office:value-type="string">
            <text:p>Number of steps the motor should move in addition to the commanded distance when reversing direction.</text:p>
          </table:table-cell>
          <table:table-cell table:style-name="ce2" office:value-type="string" table:number-columns-spanned="2" table:number-rows-spanned="1">
            <text:p>Set 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5">
            <text:p>5</text:p>
          </table:table-cell>
          <table:table-cell table:style-name="ce30" table:formula="of:=DEC2HEX([.F64])" office:value-type="string" office:string-value="5">
            <text:p>5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Steps</text:p>
          </table:table-cell>
          <table:table-cell table:style-name="ce22" table:number-columns-repeated="21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Set 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6">
            <text:p>6</text:p>
          </table:table-cell>
          <table:table-cell table:style-name="ce30" table:formula="of:=DEC2HEX([.F65])" office:value-type="string" office:string-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4, 8, 16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7">
            <text:p>7</text:p>
          </table:table-cell>
          <table:table-cell table:style-name="ce30" table:formula="of:=DEC2HEX([.F66])" office:value-type="string" office:string-value="7">
            <text:p>7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home limit position</text:p>
          </table:table-cell>
          <table:table-cell table:style-name="ce2" office:value-type="string" table:number-columns-spanned="2" table:number-rows-spanned="1">
            <text:p>Set Home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8">
            <text:p>8</text:p>
          </table:table-cell>
          <table:table-cell table:style-name="ce30" table:formula="of:=DEC2HEX([.F67])" office:value-type="string" office:string-value="8">
            <text:p>8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end limit position</text:p>
          </table:table-cell>
          <table:table-cell table:style-name="ce2" office:value-type="string" table:number-columns-spanned="2" table:number-rows-spanned="1">
            <text:p>Set End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9">
            <text:p>9</text:p>
          </table:table-cell>
          <table:table-cell table:style-name="ce30" table:formula="of:=DEC2HEX([.F68])" office:value-type="string" office:string-value="9">
            <text:p>9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Home Limi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69])" office:value-type="string" office:string-value="A">
            <text:p>A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7" office:value-type="string" table:number-columns-spanned="1" table:number-rows-spanned="4">
            <text:p>Manual Move Commands</text:p>
          </table:table-cell>
          <table:table-cell table:style-name="ce14"/>
          <table:table-cell table:style-name="ce2" office:value-type="string" table:number-columns-spanned="2" table:number-rows-spanned="1">
            <text:p>Set 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71])" office:value-type="string" office:string-value="B">
            <text:p>B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0, 1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1"/>
          <table:table-cell table:style-name="ce14" office:value-type="string">
            <text:p>Does not apply to finite manual moves</text:p>
          </table:table-cell>
          <table:table-cell table:style-name="ce2" office:value-type="string" table:number-columns-spanned="2" table:number-rows-spanned="1">
            <text:p>Set 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72])" office:value-type="string" office:string-value="C">
            <text:p>C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s/Second (float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covered-table-cell table:style-name="ce9"/>
          <table:table-cell table:style-name="ce14" office:value-type="string">
            <text:p>Does not apply to finite manual moves</text:p>
          </table:table-cell>
          <table:table-cell table:style-name="ce26" office:value-type="string" table:number-columns-spanned="2" table:number-rows-spanned="1">
            <text:p>Set Motor Continuous Motion Accel/Decel Rate</text:p>
          </table:table-cell>
          <table:covered-table-cell table:style-name="ce26"/>
          <table:table-cell table:style-name="ce35" office:value-type="string">
            <text:p>1-3</text:p>
          </table:table-cell>
          <table:table-cell table:style-name="ce30" office:value-type="float" office:value="13">
            <text:p>13</text:p>
          </table:table-cell>
          <table:table-cell table:style-name="ce37" table:formula="of:=DEC2HEX([.F73])" office:value-type="string" office:string-value="D">
            <text:p>D</text:p>
          </table:table-cell>
          <table:table-cell table:style-name="ce37" office:value-type="float" office:value="4">
            <text:p>4</text:p>
          </table:table-cell>
          <table:table-cell table:style-name="ce37" office:value-type="string" table:number-columns-spanned="4" table:number-rows-spanned="1">
            <text:p>Steps/Second^2 (float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4">
          <table:covered-table-cell table:style-name="ce1"/>
          <table:table-cell table:style-name="ce14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Execute Simple Motor Motor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4">
            <text:p>14</text:p>
          </table:table-cell>
          <table:table-cell table:style-name="ce30" table:formula="of:=DEC2HEX([.F74])" office:value-type="string" office:string-value="E">
            <text:p>E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Dir (0, 1)</text:p>
          </table:table-cell>
          <table:table-cell table:style-name="ce30" office:value-type="string" table:number-columns-spanned="4" table:number-rows-spanned="1">
            <text:p>Steps</text:p>
          </table:table-cell>
          <table:covered-table-cell table:number-columns-repeated="3" table:style-name="ce22"/>
          <table:table-cell table:style-name="ce22" table:number-columns-repeated="17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4">
          <table:table-cell table:style-name="ce7" office:value-type="string" table:number-columns-spanned="1" table:number-rows-spanned="12">
            <text:p>Planned Travel Commands</text:p>
          </table:table-cell>
          <table:table-cell table:style-name="ce14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Set 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76])" office:value-type="string" office:string-value="F">
            <text:p>F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3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10"/>
          <table:table-cell table:style-name="ce14"/>
          <table:table-cell table:style-name="ce2" office:value-type="string" table:number-columns-spanned="2" table:number-rows-spanned="1">
            <text:p>Set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77])" office:value-type="string" office:string-value="10">
            <text:p>10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(long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10"/>
          <table:table-cell table:style-name="ce14"/>
          <table:table-cell table:style-name="ce2" office:value-type="string" table:number-columns-spanned="2" table:number-rows-spanned="1">
            <text:p>Set 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78])" office:value-type="string" office:string-value="11">
            <text:p>11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(long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lan Travel Shots(SMS) / Travel Time (Cont.)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79])" office:value-type="string" office:string-value="12">
            <text:p>12</text:p>
          </table:table-cell>
          <table:table-cell table:style-name="ce30" office:value-type="float" office:value="1">
            <text:p>1</text:p>
          </table:table-cell>
          <table:table-cell table:style-name="ce30" office:value-type="string" table:number-columns-spanned="4" table:number-rows-spanned="1">
            <text:p>Shots (SMS) or Total Travel Time (ms) (cont.) (unsigned long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lan Travel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80])" office:value-type="string" office:string-value="13">
            <text:p>13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Accel Time ms (float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lan Travel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81])" office:value-type="string" office:string-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Decel Time ms (float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4">
          <table:covered-table-cell table:style-name="ce6"/>
          <table:table-cell table:style-name="ce14" office:value-type="string">
            <text:p>How many shots should this motor wait before moving?</text:p>
          </table:table-cell>
          <table:table-cell table:style-name="ce2" office:value-type="string" table:number-columns-spanned="2" table:number-rows-spanned="1">
            <text:p>Set Shots Delay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82])" office:value-type="string" office:string-value="15">
            <text:p>15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hots Delay (int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Set Auto-pause Option for SM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83])" office:value-type="string" office:string-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3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3">
            <text:p>23</text:p>
          </table:table-cell>
          <table:table-cell table:style-name="ce30" table:formula="of:=DEC2HEX([.F84])" office:value-type="string" office:string-value="17">
            <text:p>17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4">
            <text:p>24</text:p>
          </table:table-cell>
          <table:table-cell table:style-name="ce30" table:formula="of:=DEC2HEX([.F85])" office:value-type="string" office:string-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4">
          <table:covered-table-cell table:style-name="ce6"/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5">
            <text:p>25</text:p>
          </table:table-cell>
          <table:table-cell table:style-name="ce30" table:formula="of:=DEC2HEX([.F86])" office:value-type="string" office:string-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4">
          <table:covered-table-cell table:style-name="ce6"/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6">
            <text:p>26</text:p>
          </table:table-cell>
          <table:table-cell table:style-name="ce30" table:formula="of:=DEC2HEX([.F87])" office:value-type="string" office:string-value="1A">
            <text:p>1A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6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1-3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11" office:value-type="string" table:number-columns-spanned="1" table:number-rows-spanned="6">
            <text:p>General Motor Query Commands</text:p>
          </table:table-cell>
          <table:table-cell table:style-name="ce20"/>
          <table:table-cell table:style-name="ce2" office:value-type="string" table:number-columns-spanned="2" table:number-rows-spanned="1">
            <text:p>Motor Enabl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0" office:value-type="float" office:value="100">
            <text:p>100</text:p>
          </table:table-cell>
          <table:table-cell table:style-name="ce37" table:formula="of:=DEC2HEX([.F90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1">
            <text:p>101</text:p>
          </table:table-cell>
          <table:table-cell table:style-name="ce37" table:formula="of:=DEC2HEX([.F91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Steps (byte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2">
            <text:p>102</text:p>
          </table:table-cell>
          <table:table-cell table:style-name="ce37" table:formula="of:=DEC2HEX([.F92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4, 8, 16 (byte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3">
            <text:p>103</text:p>
          </table:table-cell>
          <table:table-cell table:style-name="ce37" table:formula="of:=DEC2HEX([.F93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teps/Second (int)</text:p>
          </table:table-cell>
          <table:covered-table-cell table:style-name="ce46"/>
          <table:table-cell table:style-name="ce46" table:number-columns-repeated="20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End Limit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4">
            <text:p>104</text:p>
          </table:table-cell>
          <table:table-cell table:style-name="ce37" table:formula="of:=DEC2HEX([.F94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(long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Current Motor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5">
            <text:p>105</text:p>
          </table:table-cell>
          <table:table-cell table:style-name="ce37" table:formula="of:=DEC2HEX([.F95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(long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13" office:value-type="string" table:number-columns-spanned="1" table:number-rows-spanned="3">
            <text:p>Manual Move Query Commands</text:p>
          </table:table-cell>
          <table:table-cell table:style-name="ce21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5">
            <text:p>105</text:p>
          </table:table-cell>
          <table:table-cell table:style-name="ce37" table:formula="of:=DEC2HEX([.F97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0, 1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6">
            <text:p>106</text:p>
          </table:table-cell>
          <table:table-cell table:style-name="ce37" table:formula="of:=DEC2HEX([.F98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eps/Second (Fixed point – must divide by 100 on master side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6" office:value-type="string" table:number-columns-spanned="2" table:number-rows-spanned="1">
            <text:p>Motor Continuous Motion Accel/Decel Rat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7" office:value-type="float" office:value="107">
            <text:p>107</text:p>
          </table:table-cell>
          <table:table-cell table:style-name="ce37" table:formula="of:=DEC2HEX([.F99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(Fixed point – must divide by 100 on master side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11" office:value-type="string" table:number-columns-spanned="1" table:number-rows-spanned="6">
            <text:p>Planned Travel Query Commands</text:p>
          </table:table-cell>
          <table:table-cell table:style-name="ce21"/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8">
            <text:p>108</text:p>
          </table:table-cell>
          <table:table-cell table:style-name="ce37" table:formula="of:=DEC2HEX([.F101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3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9">
            <text:p>109</text:p>
          </table:table-cell>
          <table:table-cell table:style-name="ce37" table:formula="of:=DEC2HEX([.F102])" office:value-type="string" office:string-value="6D">
            <text:p>6D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(long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0">
            <text:p>110</text:p>
          </table:table-cell>
          <table:table-cell table:style-name="ce37" table:formula="of:=DEC2HEX([.F103])" office:value-type="string" office:string-value="6E">
            <text:p>6E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(long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lan Travel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1">
            <text:p>111</text:p>
          </table:table-cell>
          <table:table-cell table:style-name="ce37" table:formula="of:=DEC2HEX([.F104])" office:value-type="string" office:string-value="6F">
            <text:p>6F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(Fixed point – must divide by 100 on master side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lan Travel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2">
            <text:p>112</text:p>
          </table:table-cell>
          <table:table-cell table:style-name="ce37" table:formula="of:=DEC2HEX([.F105])" office:value-type="string" office:string-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(Fixed point – must divide by 100 on master side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Shots Delay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3">
            <text:p>113</text:p>
          </table:table-cell>
          <table:table-cell table:style-name="ce37" table:formula="of:=DEC2HEX([.F106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2" table:number-rows-spanned="1">
            <text:p>Shots (int)</text:p>
          </table:table-cell>
          <table:covered-table-cell table:style-name="ce46"/>
          <table:table-cell table:style-name="ce46" table:number-columns-repeated="20"/>
          <table:table-cell table:style-name="ce47"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0">
            <text:p>0</text:p>
          </table:table-cell>
          <table:table-cell table:style-name="ce30" table:formula="of:=DEC2HEX([.F110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">
            <text:p>1</text:p>
          </table:table-cell>
          <table:table-cell table:style-name="ce30" table:formula="of:=DEC2HEX([.F111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2">
            <text:p>2</text:p>
          </table:table-cell>
          <table:table-cell table:style-name="ce30" table:formula="of:=DEC2HEX([.F112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3">
            <text:p>3</text:p>
          </table:table-cell>
          <table:table-cell table:style-name="ce30" table:formula="of:=DEC2HEX([.F113])" office:value-type="string" office:string-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14])" office:value-type="string" office:string-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5])" office:value-type="string" office:string-value="5">
            <text:p>5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Focus Time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14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16])" office:value-type="string" office:string-value="6">
            <text:p>6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Count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17])" office:value-type="string" office:string-value="7">
            <text:p>7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Delay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18])" office:value-type="string" office:string-value="8">
            <text:p>8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14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19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20])" office:value-type="string" office:string-value="A">
            <text:p>A</text:p>
          </table:table-cell>
          <table:table-cell table:style-name="ce38" office:value-type="float" office:value="4">
            <text:p>4</text:p>
          </table:table-cell>
          <table:table-cell table:style-name="ce30" office:value-type="string" table:number-columns-spanned="4" table:number-rows-spanned="1">
            <text:p>Interval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2" table:number-columns-spanned="2" table:number-rows-spanned="1"/>
          <table:covered-table-cell table:style-name="ce22"/>
          <table:table-cell table:style-name="ce22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4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33"/>
          <table:covered-table-cell table:number-columns-repeated="11" table:style-name="ce22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123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ing now?</text:p>
          </table:table-cell>
          <table:covered-table-cell table:style-name="ce22"/>
          <table:table-cell table:style-name="ce31" office:value-type="string">
            <text:p>4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124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125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126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Focus Time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127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Count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128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Delay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129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130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ce29" table:number-columns-repeated="3"/>
          <table:table-cell table:number-columns-repeated="1013"/>
        </table:table-row>
        <table:table-row table:style-name="ro7">
          <table:table-cell table:style-name="ce1" office:value-type="string">
            <text:p>Broadcasts</text:p>
          </table:table-cell>
          <table:table-cell table:style-name="ce14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2" office:value-type="string">
            <text:p>Start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0"/>
          <table:table-cell table:style-name="ce29" table:number-columns-repeated="3"/>
          <table:table-cell table:number-columns-repeated="1013"/>
        </table:table-row>
        <table:table-row table:style-name="ro8">
          <table:table-cell table:style-name="ce6"/>
          <table:covered-table-cell table:style-name="ce18"/>
          <table:table-cell table:style-name="ce2" office:value-type="string">
            <text:p>Stop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9">
          <table:table-cell table:style-name="ce5"/>
          <table:covered-table-cell table:style-name="ce18"/>
          <table:table-cell table:style-name="ce2" office:value-type="string">
            <text:p>Pause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5">
          <table:table-cell table:style-name="ce5"/>
          <table:table-cell table:style-name="ce14" office:value-type="string">
            <text:p>Use this to assign an address to a controller with an unknown address. Don't use when controllers are daisy-chained together.</text:p>
          </table:table-cell>
          <table:table-cell table:style-name="ce2" office:value-type="string">
            <text:p>Assign Address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string">
            <text:p>Note: nodes do not give a response to broadcast commands.</text:p>
          </table:table-cell>
          <table:table-cell table:style-name="ce29"/>
          <table:table-cell table:number-columns-repeated="1020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39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9/30/2014</text:date>, <text:time>15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09-30T15:38:55.85</dc:date>
    <dc:creator>Michael Ploof</dc:creator>
    <meta:editing-duration>P2DT10H45M33S</meta:editing-duration>
    <meta:editing-cycles>75</meta:editing-cycles>
    <meta:generator>OpenOffice/4.0.1$Win32 OpenOffice.org_project/401m5$Build-9714</meta:generator>
    <meta:document-statistic meta:table-count="3" meta:cell-count="756" meta:object-count="0"/>
  </office:meta>
</office:document-meta>
</file>